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P1" style:family="paragraph" style:parent-style-name="Heading_20_1">
      <style:text-properties officeooo:paragraph-rsid="00019094"/>
    </style:style>
    <style:style style:name="P2" style:family="paragraph" style:parent-style-name="Text_20_body">
      <style:text-properties officeooo:paragraph-rsid="00019094"/>
    </style:style>
    <style:style style:name="P3" style:family="paragraph" style:parent-style-name="Text_20_body_20_indent">
      <style:text-properties style:font-name="DejaVu Sans" officeooo:paragraph-rsid="00019094"/>
    </style:style>
    <style:style style:name="P4" style:family="paragraph" style:parent-style-name="Text_20_body" style:list-style-name="L1">
      <style:text-properties officeooo:paragraph-rsid="00019094"/>
    </style:style>
    <style:style style:name="P5" style:family="paragraph" style:parent-style-name="Text_20_body" style:list-style-name="L1">
      <style:text-properties officeooo:rsid="000b4066" officeooo:paragraph-rsid="00019094"/>
    </style:style>
    <style:style style:name="P6" style:family="paragraph" style:parent-style-name="Text_20_body">
      <style:text-properties style:font-name="Nimbus Sans" fo:font-size="14pt" fo:font-style="italic" fo:font-weight="normal" officeooo:rsid="00019094" officeooo:paragraph-rsid="0001909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margin-left="1.251cm" fo:text-indent="0cm" style:auto-text-indent="false"/>
    </style:style>
    <style:style style:name="P8" style:family="paragraph" style:parent-style-name="Heading_20_2">
      <style:text-properties officeooo:paragraph-rsid="00019094"/>
    </style:style>
    <style:style style:name="P9" style:family="paragraph" style:parent-style-name="Code_20_Box_20_2">
      <style:paragraph-properties fo:break-before="page"/>
      <style:text-properties fo:font-size="9pt" officeooo:paragraph-rsid="00019094" style:font-size-asian="9pt" style:font-size-complex="9pt"/>
    </style:style>
    <style:style style:name="P10" style:family="paragraph" style:parent-style-name="Table_20_Heading">
      <style:text-properties officeooo:paragraph-rsid="000f639b"/>
    </style:style>
    <style:style style:name="P11" style:family="paragraph" style:parent-style-name="Table_20_index_20_heading">
      <style:text-properties officeooo:paragraph-rsid="000f639b"/>
    </style:style>
    <style:style style:name="P12" style:family="paragraph" style:parent-style-name="Table_20_Contents">
      <style:text-properties officeooo:paragraph-rsid="000f639b"/>
    </style:style>
    <style:style style:name="P13" style:family="paragraph">
      <style:paragraph-properties fo:margin-top="0cm" fo:margin-bottom="0.499cm"/>
    </style:style>
    <style:style style:name="P14" style:family="paragraph">
      <loext:graphic-properties draw:fill="solid" draw:fill-color="#daeafb"/>
      <style:paragraph-properties fo:margin-top="0cm" fo:margin-bottom="0.499cm"/>
      <style:text-properties fo:font-size="12pt" style:font-size-asian="10pt" style:font-size-complex="10pt"/>
    </style:style>
    <style:style style:name="P15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fo:font-style="normal" officeooo:paragraph-rsid="000f639b" style:font-style-asian="normal" style:font-style-complex="normal"/>
    </style:style>
    <style:style style:name="P16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officeooo:paragraph-rsid="000f639b"/>
    </style:style>
    <style:style style:name="P17" style:family="paragraph" style:parent-style-name="Code_20_Box_20_2">
      <style:text-properties fo:font-size="9pt" officeooo:paragraph-rsid="00019094" style:font-size-asian="9pt" style:font-size-complex="9pt"/>
    </style:style>
    <style:style style:name="P18" style:family="paragraph" style:parent-style-name="Code_20_Box_20_2">
      <style:paragraph-properties fo:margin-top="0cm" fo:margin-bottom="0.6cm" style:contextual-spacing="false"/>
      <style:text-properties fo:font-size="9pt" officeooo:paragraph-rsid="00019094" style:font-size-asian="9pt" style:font-size-complex="9pt"/>
    </style:style>
    <style:style style:name="P19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20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19094"/>
    </style:style>
    <style:style style:name="T2" style:family="text">
      <style:text-properties officeooo:rsid="000b4066"/>
    </style:style>
    <style:style style:name="T3" style:family="text">
      <style:text-properties officeooo:rsid="000e7d2e"/>
    </style:style>
    <style:style style:name="T4" style:family="text">
      <style:text-properties officeooo:rsid="000c196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234e8"/>
    </style:style>
    <style:style style:name="T7" style:family="text">
      <style:text-properties style:font-name="Nimbus Sans" fo:font-size="10pt" style:font-size-asian="10pt" style:font-name-complex="FreeMono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super 58%"/>
    </style:style>
    <style:style style:name="T11" style:family="text">
      <style:text-properties style:font-name="FreeSerif"/>
    </style:style>
    <style:style style:name="T12" style:family="text">
      <style:text-properties fo:font-size="12pt"/>
    </style:style>
    <style:style style:name="T13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vertical-pos="top" style:vertical-rel="page-content" style:horizontal-pos="center" style:horizontal-rel="page-content" fo:padding="0cm" fo:border="none" draw:wrap-influence-on-position="once-concurrent" loext:allow-overlap="true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aeafb" fo:min-height="2.688cm" fo:padding-lef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rference Between <text:span text:style-name="T1">Table</text:span> Borders &amp; Paragraph Borders</text:h>
      <text:p text:style-name="P2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4. This bug is as follows:-</text:p>
      <text:p text:style-name="P3">The bottom <text:span text:style-name="T2">border</text:span> of a table-in-frame will coalesce with the top<text:span text:style-name="T3"> inline-</text:span><text:span text:style-name="T2">border</text:span> <text:span text:style-name="T3">of a </text:span><text:span text:style-name="T2">paragrap</text:span><text:span text:style-name="T3">h</text:span>. In other words, the below-frame spacing <text:span text:style-name="T3">of the</text:span> tabl<text:span text:style-name="T1">e-in-frame</text:span> will <text:span text:style-name="T3">be added to the internal top-spacing <text:s/>of the next paragraph, rather than being placed between the two entity’s borders</text:span>.</text:p>
      <text:p text:style-name="P2">To produce this document the following steps were taken:</text:p>
      <text:list text:style-name="L1">
        <text:list-item>
          <text:p text:style-name="P4">The styles from <text:a xlink:type="simple" xlink:href="https://github.com/alexkemp9/Python3docs/blob/main/bug3.odt" text:style-name="Internet_20_link" text:visited-style-name="Visited_20_Internet_20_Link"><text:span text:style-name="T1">bug3.odt</text:span></text:a><text:span text:style-name="T2"> were loaded into this document </text:span><text:span text:style-name="T4">under LO 24.8.3.2</text:span></text:p>
        </text:list-item>
        <text:list-item>
          <text:p text:style-name="P4">The <text:span text:style-name="T1">table-in-frame</text:span> <text:span text:style-name="T5">“Frame 3.3: Dictionary Methods Table”</text:span> w<text:span text:style-name="T1">as</text:span> c<text:span text:style-name="T2">opied </text:span>from <text:a xlink:type="simple" xlink:href="https://github.com/alexkemp9/Python3docs/blob/main/chapter_03.odt" text:style-name="Internet_20_link" text:visited-style-name="Visited_20_Internet_20_Link"><text:span text:style-name="T1">chapter_03.odt</text:span></text:a><text:span text:style-name="T2"> into this document.</text:span></text:p>
        </text:list-item>
        <text:list-item>
          <text:p text:style-name="P5">A <text:span text:style-name="T5">“Code Box 2”</text:span> was copied into the document below the image</text:p>
        </text:list-item>
      </text:list>
      <text:p text:style-name="P6">Note <text:span text:style-name="T6">1</text:span>:</text:p>
      <text:p text:style-name="P7">Almost certainly this is an issue with Frames rather than <text:span text:style-name="T1">T</text:span>ables, and if so will be a copy of Python3docs Bugs #3.</text:p>
      <text:h text:style-name="P8" text:outline-level="2">Example <text:span text:style-name="T1">(next page)</text:span>:</text:h>
      <text:p text:style-name="P2"/>
      <text:p text:style-name="P9"><draw:frame draw:style-name="fr1" draw:name="Frame 3.3: Dictionary Methods Table" text:anchor-type="paragraph" svg:width="17cm" draw:z-index="1"><draw:text-box fo:min-height="0.041cm"><table:table table:name="Table-3.3-Dictionary-Methods" table:style-name="Table-3.3-Dictionary-Methods"><table:table-column table:style-name="Table-3.3-Dictionary-Methods.A"/><table:table-column table:style-name="Table-3.3-Dictionary-Methods.B"/><table:table-header-rows><table:table-row table:style-name="Table-3.3-Dictionary-Methods.1"><table:table-cell table:style-name="Table-3.3-Dictionary-Methods.A1" table:number-columns-spanned="2" office:value-type="string"><text:p text:style-name="P10">Table <text:span text:style-name="Caption_20_characters"><text:sequence text:ref-name="refTable0" text:name="Table" text:formula="ooow:Table+1" style:num-format="1">4.1</text:sequence></text:span>: Dictionary Methods</text:p></table:table-cell><table:covered-table-cell/></table:table-row><table:table-row table:style-name="Table-3.3-Dictionary-Methods.1"><table:table-cell table:style-name="Table-3.3-Dictionary-Methods.A2" office:value-type="string"><text:p text:style-name="P11">Syntax</text:p></table:table-cell><table:table-cell table:style-name="Table-3.3-Dictionary-Methods.B2" office:value-type="string"><text:p text:style-name="P11">Description</text:p></table:table-cell></table:table-row></table:table-header-rows><table:table-row table:style-name="Table-3.3-Dictionary-Methods.1"><table:table-cell table:style-name="Table-3.3-Dictionary-Methods.A3" office:value-type="string"><text:p text:style-name="P12"><text:span text:style-name="Console">d.clear()</text:span></text:p></table:table-cell><table:table-cell table:style-name="Table-3.3-Dictionary-Methods.B3" office:value-type="string"><text:p text:style-name="P12">Removes all items from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2"><text:span text:style-name="Console">d.copy()</text:span></text:p></table:table-cell><table:table-cell table:style-name="Table-3.3-Dictionary-Methods.B4" office:value-type="string"><text:p text:style-name="P12"><draw:frame text:anchor-type="paragraph" draw:z-index="2" draw:name="p130 jump" draw:style-name="gr1" draw:text-style-name="P14" svg:width="1.571cm" svg:height="2.689cm" svg:x="11.7cm" svg:y="0cm"><draw:text-box draw:corner-radius="0.199cm"><text:p text:style-name="P13"><text:span text:style-name="T7">Shallow and deep copying</text:span></text:p><text:p text:style-name="P13"><text:span text:style-name="T8"><text:a xlink:href="#1.1.1.1.Obtaining and Installing Python 3|outline" xlink:type="simple">146 ⮞</text:a></text:span></text:p></draw:text-box></draw:frame><text:span text:style-name="T9">Returns a shallow copy of </text:span><text:span text:style-name="Console"><text:span text:style-name="T9">dict d</text:span></text:span></text:p></table:table-cell></table:table-row><table:table-row table:style-name="Table-3.3-Dictionary-Methods.1"><table:table-cell table:style-name="Table-3.3-Dictionary-Methods.A3" office:value-type="string"><text:p text:style-name="P12"><text:span text:style-name="Console">d.fromkeys(s, v)</text:span></text:p></table:table-cell><table:table-cell table:style-name="Table-3.3-Dictionary-Methods.B5" office:value-type="string"><text:p text:style-name="P15">Returns a <text:span text:style-name="Console">dict</text:span> whose keys are the items in sequence <text:span text:style-name="Console">s</text:span> and whose values are <text:span text:style-name="Console">None</text:span> or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4" office:value-type="string"><text:p text:style-name="P12"><text:span text:style-name="Console">d.get(k)</text:span></text:p></table:table-cell><table:table-cell table:style-name="Table-3.3-Dictionary-Methods.B6" office:value-type="string"><text:p text:style-name="P12">Returns <text:span text:style-name="Console">key k</text:span>’s associated value, or <text:span text:style-name="Console">None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7" office:value-type="string"><text:p text:style-name="P12"><text:span text:style-name="Console">d.get(k, v)</text:span></text:p></table:table-cell><table:table-cell table:style-name="Table-3.3-Dictionary-Methods.B7" office:value-type="string"><text:p text:style-name="P12">Returns <text:span text:style-name="Console">key k</text:span>’s associated value, or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8" office:value-type="string"><text:p text:style-name="P12"><text:span text:style-name="Console">d.items()</text:span></text:p></table:table-cell><table:table-cell table:style-name="Table-3.3-Dictionary-Methods.B8" office:value-type="string"><text:p text:style-name="P16">Returns a view<text:span text:style-name="T10"><text:note-ref text:note-class="footnote" text:reference-format="text" text:ref-name="ftn0">Error: Reference source not found</text:note-ref></text:span> of all the <text:span text:style-name="Console">(key, value)</text:span> pairs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2"><text:span text:style-name="Console">d.keys()</text:span></text:p></table:table-cell><table:table-cell table:style-name="Table-3.3-Dictionary-Methods.B9" office:value-type="string"><text:p text:style-name="P12">Returns a view<text:span text:style-name="T10"><text:note-ref text:note-class="footnote" text:reference-format="text" text:ref-name="ftn0">Error: Reference source not found</text:note-ref></text:span> of all the keys in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2"><text:span text:style-name="Console">d.pop(k)</text:span></text:p></table:table-cell><table:table-cell table:style-name="Table-3.3-Dictionary-Methods.B10" office:value-type="string"><text:p text:style-name="P12">Returns <text:span text:style-name="Console">key k</text:span>’s associated value and removes the item whose <text:span text:style-name="Console">key</text:span> is <text:span text:style-name="Console">k</text:span>, or returns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2"><text:span text:style-name="Console">d.popitem()</text:span></text:p></table:table-cell><table:table-cell table:style-name="Table-3.3-Dictionary-Methods.B11" office:value-type="string"><text:p text:style-name="P12">Returns and removes an arbitrary <text:span text:style-name="Console">(key, value)</text:span> pair from <text:span text:style-name="Console">dict d</text:span>, or raises a <text:span text:style-name="T5">KeyError</text:span> exception if <text:span text:style-name="Console">d</text:span> is <text:span text:style-name="Console">empty</text:span></text:p></table:table-cell></table:table-row><table:table-row table:style-name="Table-3.3-Dictionary-Methods.1"><table:table-cell table:style-name="Table-3.3-Dictionary-Methods.A4" office:value-type="string"><text:p text:style-name="P12"><text:span text:style-name="Console">d.setdefault(k, v)</text:span></text:p></table:table-cell><table:table-cell table:style-name="Table-3.3-Dictionary-Methods.B12" office:value-type="string"><text:p text:style-name="P12">The same as the <text:span text:style-name="Console">dict.get()</text:span> method, except that if the <text:span text:style-name="Console">key</text:span> is not in <text:span text:style-name="Console">dict d</text:span>, a new item is inserted with the <text:span text:style-name="Console">key k</text:span>, and with a <text:span text:style-name="T5">value</text:span> of <text:span text:style-name="Console">None</text:span> or of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3" office:value-type="string"><text:p text:style-name="P12"><text:span text:style-name="Console">d.update(a)</text:span></text:p></table:table-cell><table:table-cell table:style-name="Table-3.3-Dictionary-Methods.B13" office:value-type="string"><text:p text:style-name="P12">Adds every <text:span text:style-name="Console">(key, value)</text:span> pair from <text:span text:style-name="Console">a</text:span> that isn’t in <text:span text:style-name="Console">dict d</text:span> to <text:span text:style-name="Console">d</text:span>, and for every <text:span text:style-name="T5">key</text:span> that is in both <text:span text:style-name="Console">d</text:span> and <text:span text:style-name="Console">a</text:span>, replaces the corresponding value in <text:span text:style-name="Console">d</text:span> with the one in <text:span text:style-name="Console">a</text:span>—<text:span text:style-name="Console">a</text:span> can be a <text:span text:style-name="T5">dictionary</text:span>, an <text:span text:style-name="T5">iterable</text:span> of <text:span text:style-name="Console">(key, value)</text:span> pairs, or <text:span text:style-name="T5">keyword</text:span> arguments</text:p></table:table-cell></table:table-row><table:table-row table:style-name="Table-3.3-Dictionary-Methods.1"><table:table-cell table:style-name="Table-3.3-Dictionary-Methods.A14" office:value-type="string"><text:p text:style-name="P12"><text:span text:style-name="Console">d.values()</text:span></text:p></table:table-cell><table:table-cell table:style-name="Table-3.3-Dictionary-Methods.B14" office:value-type="string"><text:p text:style-name="P16">Returns a view<text:span text:style-name="T10"><text:note-ref text:note-class="footnote" text:reference-format="text" text:ref-name="ftn0">Error: Reference source not found</text:note-ref></text:span> of all the <text:span text:style-name="T5">values</text:span> in <text:span text:style-name="Console">dict d</text:span></text:p></table:table-cell></table:table-row></table:table></draw:text-box></draw:frame>d = {}.fromkeys("ABCD", 3) # d == {'A': 3, 'B': 3, 'C': 3, 'D': 3}</text:p>
      <text:p text:style-name="P17">s = set("ACX")<text:tab/><text:tab/> <text:s/># s == {'A', 'C', 'X'}</text:p>
      <text:p text:style-name="P18">matches = d.keys() &amp; s<text:tab/> <text:s/># matches == {'A', 'C'}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2</text:page-number><text:tab/><text:chapter text:display="number-and-name" text:outline-level="1">4 Interference Between Table Borders &amp; Paragraph Borders</text:chapter></text:p>
      </style:header-left>
      <style:header-first>
        <text:p text:style-name="MP2"><text:page-number text:select-page="current">1</text:page-number><text:tab/><text:chapter text:display="number-and-name" text:outline-level="1">4 Interference Between Table Borders &amp; Paragraph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51:21.535046614</meta:creation-date>
    <dc:date>2024-12-10T23:34:08.260202026</dc:date>
    <meta:editing-duration>PT27M55S</meta:editing-duration>
    <meta:editing-cycles>2</meta:editing-cycles>
    <meta:generator>LibreOffice/24.8.3.2$Linux_X86_64 LibreOffice_project/48a6bac9e7e268aeb4c3483fcf825c94556d9f92</meta:generator>
    <meta:document-statistic meta:table-count="1" meta:image-count="0" meta:object-count="0" meta:page-count="2" meta:paragraph-count="46" meta:word-count="464" meta:character-count="2489" meta:non-whitespace-character-count="2067"/>
  </office:meta>
</office:document-meta>
</file>